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color="#FF6600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color="#6666FF"/>
    </style:style>
    <style:style style:name="ce9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color="#99FF66"/>
    </style:style>
    <style:style style:name="ce10" style:family="table-cell" style:parent-style-name="Default" style:data-style-name="N38">
      <style:table-cell-properties style:vertical-align="automatic" style:repeat-content="false"/>
      <style:paragraph-properties fo:text-align="center"/>
    </style:style>
    <style:style style:name="ce11" style:family="table-cell" style:parent-style-name="Default" style:data-style-name="N14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1pt" style:font-size-asian="11pt" style:font-size-complex="11pt"/>
    </style:style>
    <style:style style:name="co1" style:family="table-column">
      <style:table-column-properties fo:break-before="auto" style:column-width="2.2621875cm"/>
    </style:style>
    <style:style style:name="co2" style:family="table-column">
      <style:table-column-properties fo:break-before="auto" style:column-width="1.81239583333333cm" style:use-optimal-column-width="true"/>
    </style:style>
    <style:style style:name="co3" style:family="table-column">
      <style:table-column-properties fo:break-before="auto" style:column-width="1.25677083333333cm"/>
    </style:style>
    <style:style style:name="co4" style:family="table-column">
      <style:table-column-properties fo:break-before="auto" style:column-width="2.23572916666667cm"/>
    </style:style>
    <style:style style:name="co5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.8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alsePositiveTable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number-columns-repeated="14" table:default-cell-style-name="ce3"/>
        <table:table-column table:style-name="co1" table:number-columns-repeated="1007" table:default-cell-style-name="ce1"/>
        <table:table-column table:style-name="co5" table:number-columns-repeated="15360" table:default-cell-style-name="ce1"/>
        <table:table-row table:number-rows-repeated="4" table:style-name="ro1">
          <table:table-cell table:style-name="ce1"/>
          <table:table-cell table:number-columns-repeated="2" table:style-name="ce2"/>
          <table:table-cell table:number-columns-repeated="14" table:style-name="ce3"/>
          <table:table-cell table:number-columns-repeated="16367" table:style-name="ce1"/>
        </table:table-row>
        <table:table-row table:style-name="ro1">
          <table:table-cell table:style-name="ce4"/>
          <table:table-cell table:number-columns-repeated="5" table:style-name="ce2"/>
          <table:table-cell office:value-type="string" table:style-name="ce2">
            <text:p>Bloom Filter Analysis</text:p>
          </table:table-cell>
          <table:table-cell table:number-columns-repeated="3" table:style-name="ce2"/>
          <table:table-cell office:value-type="string" table:style-name="ce5">
            <text:p>Pfa = (1-C^(km))^k ~(1-e^(-km/n))^k</text:p>
          </table:table-cell>
          <table:table-cell table:number-columns-repeated="6" table:style-name="ce2"/>
          <table:table-cell table:number-columns-repeated="1006" table:style-name="ce4"/>
          <table:table-cell table:number-columns-repeated="15361"/>
        </table:table-row>
        <table:table-row table:style-name="ro1">
          <table:table-cell table:style-name="ce4"/>
          <table:table-cell table:number-columns-repeated="5" table:style-name="ce2"/>
          <table:table-cell office:value-type="string" table:style-name="ce2">
            <text:p>Table of False Positives</text:p>
          </table:table-cell>
          <table:table-cell table:number-columns-repeated="3" table:style-name="ce2"/>
          <table:table-cell office:value-type="string" table:style-name="ce5">
            <text:p>where C=(1-1/n)</text:p>
          </table:table-cell>
          <table:table-cell table:number-columns-repeated="6" table:style-name="ce2"/>
          <table:table-cell table:number-columns-repeated="1006" table:style-name="ce4"/>
          <table:table-cell table:number-columns-repeated="15361"/>
        </table:table-row>
        <table:table-row table:style-name="ro1">
          <table:table-cell table:style-name="ce4"/>
          <table:table-cell table:number-columns-repeated="16" table:style-name="ce2"/>
          <table:table-cell table:number-columns-repeated="1006" table:style-name="ce4"/>
          <table:table-cell table:number-columns-repeated="15361"/>
        </table:table-row>
        <table:table-row table:style-name="ro1">
          <table:table-cell table:style-name="ce4"/>
          <table:table-cell office:value-type="string" table:style-name="ce5">
            <text:p>Storage</text:p>
          </table:table-cell>
          <table:table-cell office:value-type="string" table:style-name="ce13">
            <text:p>*n&amp;m reversed meaning when u google bloom</text:p>
          </table:table-cell>
          <table:table-cell table:number-columns-repeated="7" table:style-name="ce2"/>
          <table:table-cell office:value-type="string" table:style-name="ce5">
            <text:p>Note: <text:s/>This used the approximation</text:p>
          </table:table-cell>
          <table:table-cell table:number-columns-repeated="6" table:style-name="ce2"/>
          <table:table-cell table:number-columns-repeated="1006" table:style-name="ce4"/>
          <table:table-cell table:number-columns-repeated="15361"/>
        </table:table-row>
        <table:table-row table:style-name="ro1">
          <table:table-cell table:style-name="ce4"/>
          <table:table-cell office:value-type="string" table:style-name="ce2">
            <text:p>Bytes</text:p>
          </table:table-cell>
          <table:table-cell office:value-type="string" table:style-name="ce2">
            <text:p>Bits</text:p>
          </table:table-cell>
          <table:table-cell table:number-columns-repeated="4" table:style-name="ce2"/>
          <table:table-cell office:value-type="string" table:style-name="ce5">
            <text:p>Computer Execution Time</text:p>
          </table:table-cell>
          <table:table-cell table:number-columns-repeated="9" table:style-name="ce2"/>
          <table:table-cell table:number-columns-repeated="1006" table:style-name="ce4"/>
          <table:table-cell table:number-columns-repeated="15361"/>
        </table:table-row>
        <table:table-row table:style-name="ro1">
          <table:table-cell table:style-name="ce4"/>
          <table:table-cell table:style-name="ce2"/>
          <table:table-cell office:value-type="string" table:style-name="ce2">
            <text:p>n/m</text:p>
          </table:table-cell>
          <table:table-cell office:value-type="string" table:style-name="ce2">
            <text:p>k-&gt;</text:p>
          </table:table-cell>
          <table:table-cell table:number-columns-repeated="4" table:style-name="ce2"/>
          <table:table-cell office:value-type="string" table:style-name="ce2">
            <text:p>Number of Hashes per List Elements</text:p>
          </table:table-cell>
          <table:table-cell table:number-columns-repeated="8" table:style-name="ce2"/>
          <table:table-cell table:number-columns-repeated="1006" table:style-name="ce4"/>
          <table:table-cell table:number-columns-repeated="15361"/>
        </table:table-row>
        <table:table-row table:style-name="ro1">
          <table:table-cell table:style-name="ce4"/>
          <table:table-cell table:style-name="ce2"/>
          <table:table-cell office:value-type="string" table:style-name="ce2">
            <text:p>|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table:number-columns-repeated="1006" table:style-name="ce4"/>
          <table:table-cell table:number-columns-repeated="15361"/>
        </table:table-row>
        <table:table-row table:style-name="ro1">
          <table:table-cell table:style-name="ce1"/>
          <table:table-cell office:value-type="float" office:value="0.5" table:formula="of:=[.C12]/8" table:style-name="ce12">
            <text:p>0.5</text:p>
          </table:table-cell>
          <table:table-cell office:value-type="float" office:value="4" table:style-name="ce2">
            <text:p>4</text:p>
          </table:table-cell>
          <table:table-cell office:value-type="percentage" office:value="0.15481812174617549" table:formula="of:=(1-EXP(-[.D$11]/[.$C12]))^[.D$11]" table:style-name="ce11">
            <text:p>15.48%</text:p>
          </table:table-cell>
          <table:table-cell office:value-type="percentage" office:value="0.14689159766038104" table:formula="of:=(1-EXP(-[.E$11]/[.$C12]))^[.E$11]" table:style-name="ce11">
            <text:p>14.69%</text:p>
          </table:table-cell>
          <table:table-cell office:value-type="percentage" office:value="0.15966130015118526" table:formula="of:=(1-EXP(-[.F$11]/[.$C12]))^[.F$11]" table:style-name="ce11">
            <text:p>15.97%</text:p>
          </table:table-cell>
          <table:table-cell office:value-type="percentage" office:value="0.18490782423714594" table:formula="of:=(1-EXP(-[.G$11]/[.$C12]))^[.G$11]" table:style-name="ce11">
            <text:p>18.49%</text:p>
          </table:table-cell>
          <table:table-cell office:value-type="percentage" office:value="0.2198313200957292" table:formula="of:=(1-EXP(-[.H$11]/[.$C12]))^[.H$11]" table:style-name="ce11">
            <text:p>21.98%</text:p>
          </table:table-cell>
          <table:table-cell office:value-type="percentage" office:value="0.26284045473925743" table:formula="of:=(1-EXP(-[.I$11]/[.$C12]))^[.I$11]" table:style-name="ce11">
            <text:p>26.28%</text:p>
          </table:table-cell>
          <table:table-cell office:value-type="percentage" office:value="0.31245098723613124" table:formula="of:=(1-EXP(-[.J$11]/[.$C12]))^[.J$11]" table:style-name="ce11">
            <text:p>31.25%</text:p>
          </table:table-cell>
          <table:table-cell office:value-type="percentage" office:value="0.3669977760829542" table:formula="of:=(1-EXP(-[.K$11]/[.$C12]))^[.K$11]" table:style-name="ce11">
            <text:p>36.70%</text:p>
          </table:table-cell>
          <table:table-cell office:value-type="percentage" office:value="0.42464369031509736" table:formula="of:=(1-EXP(-[.L$11]/[.$C12]))^[.L$11]" table:style-name="ce11">
            <text:p>42.46%</text:p>
          </table:table-cell>
          <table:table-cell office:value-type="percentage" office:value="0.48350671529806982" table:formula="of:=(1-EXP(-[.M$11]/[.$C12]))^[.M$11]" table:style-name="ce11">
            <text:p>48.35%</text:p>
          </table:table-cell>
          <table:table-cell office:value-type="percentage" office:value="0.54181526706564109" table:formula="of:=(1-EXP(-[.N$11]/[.$C12]))^[.N$11]" table:style-name="ce11">
            <text:p>54.18%</text:p>
          </table:table-cell>
          <table:table-cell office:value-type="percentage" office:value="0.59804023281876573" table:formula="of:=(1-EXP(-[.O$11]/[.$C12]))^[.O$11]" table:style-name="ce11">
            <text:p>59.80%</text:p>
          </table:table-cell>
          <table:table-cell office:value-type="percentage" office:value="0.65097891392883289" table:formula="of:=(1-EXP(-[.P$11]/[.$C12]))^[.P$11]" table:style-name="ce11">
            <text:p>65.10%</text:p>
          </table:table-cell>
          <table:table-cell office:value-type="percentage" office:value="0.69978612506036864" table:formula="of:=(1-EXP(-[.Q$11]/[.$C12]))^[.Q$11]" table:style-name="ce11">
            <text:p>69.98%</text:p>
          </table:table-cell>
          <table:table-cell table:number-columns-repeated="16367" table:style-name="ce1"/>
        </table:table-row>
        <table:table-row table:style-name="ro1">
          <table:table-cell table:style-name="ce1"/>
          <table:table-cell office:value-type="float" office:value="1" table:formula="of:=[.C13]/8" table:style-name="ce12">
            <text:p>1</text:p>
          </table:table-cell>
          <table:table-cell office:value-type="float" office:value="8" table:style-name="ce2">
            <text:p>8</text:p>
          </table:table-cell>
          <table:table-cell office:value-type="percentage" office:value="4.8929093569823681E-2" table:formula="of:=(1-EXP(-[.D$11]/[.$C13]))^[.D$11]" table:style-name="ce10">
            <text:p>4.893%</text:p>
          </table:table-cell>
          <table:table-cell office:value-type="percentage" office:value="3.0579354491777785E-2" table:formula="of:=(1-EXP(-[.E$11]/[.$C13]))^[.E$11]" table:style-name="ce10">
            <text:p>3.058%</text:p>
          </table:table-cell>
          <table:table-cell office:value-type="percentage" office:value="2.3968650821013616E-2" table:formula="of:=(1-EXP(-[.F$11]/[.$C13]))^[.F$11]" table:style-name="ce10">
            <text:p>2.397%</text:p>
          </table:table-cell>
          <table:table-cell office:value-type="percentage" office:value="2.1679217053751712E-2" table:formula="of:=(1-EXP(-[.G$11]/[.$C13]))^[.G$11]" table:style-name="ce10">
            <text:p>2.168%</text:p>
          </table:table-cell>
          <table:table-cell office:value-type="percentage" office:value="2.1577141463219259E-2" table:formula="of:=(1-EXP(-[.H$11]/[.$C13]))^[.H$11]" table:style-name="ce10">
            <text:p>2.158%</text:p>
          </table:table-cell>
          <table:table-cell office:value-type="percentage" office:value="2.2929748877108001E-2" table:formula="of:=(1-EXP(-[.I$11]/[.$C13]))^[.I$11]" table:style-name="ce10">
            <text:p>2.293%</text:p>
          </table:table-cell>
          <table:table-cell office:value-type="percentage" office:value="2.549173076596687E-2" table:formula="of:=(1-EXP(-[.J$11]/[.$C13]))^[.J$11]" table:style-name="ce10">
            <text:p>2.549%</text:p>
          </table:table-cell>
          <table:table-cell office:value-type="percentage" office:value="2.9224417105115329E-2" table:formula="of:=(1-EXP(-[.K$11]/[.$C13]))^[.K$11]" table:style-name="ce10">
            <text:p>2.922%</text:p>
          </table:table-cell>
          <table:table-cell office:value-type="percentage" office:value="3.4190903464115262E-2" table:formula="of:=(1-EXP(-[.L$11]/[.$C13]))^[.L$11]" table:style-name="ce10">
            <text:p>3.419%</text:p>
          </table:table-cell>
          <table:table-cell office:value-type="percentage" office:value="4.0509075527586487E-2" table:formula="of:=(1-EXP(-[.M$11]/[.$C13]))^[.M$11]" table:style-name="ce10">
            <text:p>4.051%</text:p>
          </table:table-cell>
          <table:table-cell office:value-type="percentage" office:value="4.8325809295030948E-2" table:formula="of:=(1-EXP(-[.N$11]/[.$C13]))^[.N$11]" table:style-name="ce10">
            <text:p>4.833%</text:p>
          </table:table-cell>
          <table:table-cell office:value-type="percentage" office:value="5.7799363912000329E-2" table:formula="of:=(1-EXP(-[.O$11]/[.$C13]))^[.O$11]" table:style-name="ce10">
            <text:p>5.780%</text:p>
          </table:table-cell>
          <table:table-cell office:value-type="percentage" office:value="6.9085104647539641E-2" table:formula="of:=(1-EXP(-[.P$11]/[.$C13]))^[.P$11]" table:style-name="ce10">
            <text:p>6.909%</text:p>
          </table:table-cell>
          <table:table-cell office:value-type="percentage" office:value="8.2322864548759075E-2" table:formula="of:=(1-EXP(-[.Q$11]/[.$C13]))^[.Q$11]" table:style-name="ce10">
            <text:p>8.232%</text:p>
          </table:table-cell>
          <table:table-cell table:number-columns-repeated="16367" table:style-name="ce1"/>
        </table:table-row>
        <table:table-row table:style-name="ro1">
          <table:table-cell table:style-name="ce1"/>
          <table:table-cell office:value-type="float" office:value="1.5" table:formula="of:=[.C14]/8" table:style-name="ce12">
            <text:p>1.5</text:p>
          </table:table-cell>
          <table:table-cell office:value-type="float" office:value="12" table:style-name="ce2">
            <text:p>12</text:p>
          </table:table-cell>
          <table:table-cell office:value-type="percentage" office:value="2.3567860792561086E-2" table:formula="of:=(1-EXP(-[.D$11]/[.$C14]))^[.D$11]" table:style-name="ce10">
            <text:p>2.357%</text:p>
          </table:table-cell>
          <table:table-cell office:value-type="percentage" office:value="1.0823077182670957E-2" table:formula="of:=(1-EXP(-[.E$11]/[.$C14]))^[.E$11]" table:style-name="ce10">
            <text:p>1.082%</text:p>
          </table:table-cell>
          <table:table-cell office:value-type="percentage" office:value="6.4568453303526421E-3" table:formula="of:=(1-EXP(-[.F$11]/[.$C14]))^[.F$11]" table:style-name="ce10">
            <text:p>0.646%</text:p>
          </table:table-cell>
          <table:table-cell office:value-type="percentage" office:value="4.5945082103487009E-3" table:formula="of:=(1-EXP(-[.G$11]/[.$C14]))^[.G$11]" table:style-name="ce10">
            <text:p>0.459%</text:p>
          </table:table-cell>
          <table:table-cell office:value-type="percentage" office:value="3.710781500899255E-3" table:formula="of:=(1-EXP(-[.H$11]/[.$C14]))^[.H$11]" table:style-name="ce10">
            <text:p>0.371%</text:p>
          </table:table-cell>
          <table:table-cell office:value-type="percentage" office:value="3.2939283218480341E-3" table:formula="of:=(1-EXP(-[.I$11]/[.$C14]))^[.I$11]" table:style-name="ce10">
            <text:p>0.329%</text:p>
          </table:table-cell>
          <table:table-cell office:value-type="percentage" office:value="3.1423503457025936E-3" table:formula="of:=(1-EXP(-[.J$11]/[.$C14]))^[.J$11]" table:style-name="ce10">
            <text:p>0.314%</text:p>
          </table:table-cell>
          <table:table-cell office:value-type="percentage" office:value="3.169500782476329E-3" table:formula="of:=(1-EXP(-[.K$11]/[.$C14]))^[.K$11]" table:style-name="ce10">
            <text:p>0.317%</text:p>
          </table:table-cell>
          <table:table-cell office:value-type="percentage" office:value="3.3386569892983223E-3" table:formula="of:=(1-EXP(-[.L$11]/[.$C14]))^[.L$11]" table:style-name="ce10">
            <text:p>0.334%</text:p>
          </table:table-cell>
          <table:table-cell office:value-type="percentage" office:value="3.6379830076439671E-3" table:formula="of:=(1-EXP(-[.M$11]/[.$C14]))^[.M$11]" table:style-name="ce10">
            <text:p>0.364%</text:p>
          </table:table-cell>
          <table:table-cell office:value-type="percentage" office:value="4.0700428771982405E-3" table:formula="of:=(1-EXP(-[.N$11]/[.$C14]))^[.N$11]" table:style-name="ce10">
            <text:p>0.407%</text:p>
          </table:table-cell>
          <table:table-cell office:value-type="percentage" office:value="4.6471117474289267E-3" table:formula="of:=(1-EXP(-[.O$11]/[.$C14]))^[.O$11]" table:style-name="ce10">
            <text:p>0.465%</text:p>
          </table:table-cell>
          <table:table-cell office:value-type="percentage" office:value="5.3890199449307839E-3" table:formula="of:=(1-EXP(-[.P$11]/[.$C14]))^[.P$11]" table:style-name="ce10">
            <text:p>0.539%</text:p>
          </table:table-cell>
          <table:table-cell office:value-type="percentage" office:value="6.3221655682518486E-3" table:formula="of:=(1-EXP(-[.Q$11]/[.$C14]))^[.Q$11]" table:style-name="ce10">
            <text:p>0.632%</text:p>
          </table:table-cell>
          <table:table-cell table:number-columns-repeated="16367" table:style-name="ce1"/>
        </table:table-row>
        <table:table-row table:style-name="ro1">
          <table:table-cell table:style-name="ce1"/>
          <table:table-cell office:value-type="float" office:value="2" table:formula="of:=[.C15]/8" table:style-name="ce12">
            <text:p>2</text:p>
          </table:table-cell>
          <table:table-cell office:value-type="float" office:value="16" table:style-name="ce2">
            <text:p>16</text:p>
          </table:table-cell>
          <table:table-cell office:value-type="percentage" office:value="1.380697790221405E-2" table:formula="of:=(1-EXP(-[.D$11]/[.$C15]))^[.D$11]" table:style-name="ce6">
            <text:p>1.3807%</text:p>
          </table:table-cell>
          <table:table-cell office:value-type="percentage" office:value="4.9976571007925548E-3" table:formula="of:=(1-EXP(-[.E$11]/[.$C15]))^[.E$11]" table:style-name="ce6">
            <text:p>0.4998%</text:p>
          </table:table-cell>
          <table:table-cell office:value-type="percentage" office:value="2.3940561975645609E-3" table:formula="of:=(1-EXP(-[.F$11]/[.$C15]))^[.F$11]" table:style-name="ce6">
            <text:p>0.2394%</text:p>
          </table:table-cell>
          <table:table-cell office:value-type="percentage" office:value="1.3924708385562104E-3" table:formula="of:=(1-EXP(-[.G$11]/[.$C15]))^[.G$11]" table:style-name="ce6">
            <text:p>0.1392%</text:p>
          </table:table-cell>
          <table:table-cell office:value-type="percentage" office:value="9.3509692113381013E-4" table:formula="of:=(1-EXP(-[.H$11]/[.$C15]))^[.H$11]" table:style-name="ce7">
            <text:p>0.0935%</text:p>
          </table:table-cell>
          <table:table-cell office:value-type="percentage" office:value="7.0151942615850774E-4" table:formula="of:=(1-EXP(-[.I$11]/[.$C15]))^[.I$11]" table:style-name="ce7">
            <text:p>0.0702%</text:p>
          </table:table-cell>
          <table:table-cell office:value-type="percentage" office:value="5.7449622217967664E-4" table:formula="of:=(1-EXP(-[.J$11]/[.$C15]))^[.J$11]" table:style-name="ce7">
            <text:p>0.0574%</text:p>
          </table:table-cell>
          <table:table-cell office:value-type="percentage" office:value="5.0488178194274015E-4" table:formula="of:=(1-EXP(-[.K$11]/[.$C15]))^[.K$11]" table:style-name="ce7">
            <text:p>0.0505%</text:p>
          </table:table-cell>
          <table:table-cell office:value-type="percentage" office:value="4.6998845206367909E-4" table:formula="of:=(1-EXP(-[.L$11]/[.$C15]))^[.L$11]" table:style-name="ce7">
            <text:p>0.0470%</text:p>
          </table:table-cell>
          <table:table-cell office:value-type="percentage" office:value="4.5871073081462846E-4" table:formula="of:=(1-EXP(-[.M$11]/[.$C15]))^[.M$11]" table:style-name="ce7">
            <text:p>0.0459%</text:p>
          </table:table-cell>
          <table:table-cell office:value-type="percentage" office:value="4.6557303372377578E-4" table:formula="of:=(1-EXP(-[.N$11]/[.$C15]))^[.N$11]" table:style-name="ce7">
            <text:p>0.0466%</text:p>
          </table:table-cell>
          <table:table-cell office:value-type="percentage" office:value="4.8813237621863741E-4" table:formula="of:=(1-EXP(-[.O$11]/[.$C15]))^[.O$11]" table:style-name="ce7">
            <text:p>0.0488%</text:p>
          </table:table-cell>
          <table:table-cell office:value-type="percentage" office:value="5.2577338356723569E-4" table:formula="of:=(1-EXP(-[.P$11]/[.$C15]))^[.P$11]" table:style-name="ce7">
            <text:p>0.0526%</text:p>
          </table:table-cell>
          <table:table-cell office:value-type="percentage" office:value="5.7913236064319337E-4" table:formula="of:=(1-EXP(-[.Q$11]/[.$C15]))^[.Q$11]" table:style-name="ce7">
            <text:p>0.0579%</text:p>
          </table:table-cell>
          <table:table-cell table:number-columns-repeated="16367" table:style-name="ce1"/>
        </table:table-row>
        <table:table-row table:style-name="ro1">
          <table:table-cell table:style-name="ce1"/>
          <table:table-cell office:value-type="float" office:value="2.5" table:formula="of:=[.C16]/8" table:style-name="ce12">
            <text:p>2.5</text:p>
          </table:table-cell>
          <table:table-cell office:value-type="float" office:value="20" table:style-name="ce2">
            <text:p>20</text:p>
          </table:table-cell>
          <table:table-cell office:value-type="percentage" office:value="9.0559170060627234E-3" table:formula="of:=(1-EXP(-[.D$11]/[.$C16]))^[.D$11]" table:style-name="ce6">
            <text:p>0.9056%</text:p>
          </table:table-cell>
          <table:table-cell office:value-type="percentage" office:value="2.7025811482068829E-3" table:formula="of:=(1-EXP(-[.E$11]/[.$C16]))^[.E$11]" table:style-name="ce6">
            <text:p>0.2703%</text:p>
          </table:table-cell>
          <table:table-cell office:value-type="percentage" office:value="1.0796836430242314E-3" table:formula="of:=(1-EXP(-[.F$11]/[.$C16]))^[.F$11]" table:style-name="ce6">
            <text:p>0.1080%</text:p>
          </table:table-cell>
          <table:table-cell office:value-type="percentage" office:value="5.2956335618433088E-4" table:formula="of:=(1-EXP(-[.G$11]/[.$C16]))^[.G$11]" table:style-name="ce7">
            <text:p>0.0530%</text:p>
          </table:table-cell>
          <table:table-cell office:value-type="percentage" office:value="3.031285221460696E-4" table:formula="of:=(1-EXP(-[.H$11]/[.$C16]))^[.H$11]" table:style-name="ce6">
            <text:p>0.0303%</text:p>
          </table:table-cell>
          <table:table-cell office:value-type="percentage" office:value="1.9586946655024797E-4" table:formula="of:=(1-EXP(-[.I$11]/[.$C16]))^[.I$11]" table:style-name="ce6">
            <text:p>0.0196%</text:p>
          </table:table-cell>
          <table:table-cell office:value-type="percentage" office:value="1.3955336951317952E-4" table:formula="of:=(1-EXP(-[.J$11]/[.$C16]))^[.J$11]" table:style-name="ce6">
            <text:p>0.0140%</text:p>
          </table:table-cell>
          <table:table-cell office:value-type="percentage" office:value="1.0774324739247366E-4" table:formula="of:=(1-EXP(-[.K$11]/[.$C16]))^[.K$11]" table:style-name="ce6">
            <text:p>0.0108%</text:p>
          </table:table-cell>
          <table:table-cell office:value-type="percentage" office:value="8.8942426068131056E-5" table:formula="of:=(1-EXP(-[.L$11]/[.$C16]))^[.L$11]" table:style-name="ce8">
            <text:p>0.0089%</text:p>
          </table:table-cell>
          <table:table-cell office:value-type="percentage" office:value="7.7680289333160934E-5" table:formula="of:=(1-EXP(-[.M$11]/[.$C16]))^[.M$11]" table:style-name="ce8">
            <text:p>0.0078%</text:p>
          </table:table-cell>
          <table:table-cell office:value-type="percentage" office:value="7.1169626820888443E-5" table:formula="of:=(1-EXP(-[.N$11]/[.$C16]))^[.N$11]" table:style-name="ce8">
            <text:p>0.0071%</text:p>
          </table:table-cell>
          <table:table-cell office:value-type="percentage" office:value="6.7923795291748858E-5" table:formula="of:=(1-EXP(-[.O$11]/[.$C16]))^[.O$11]" table:style-name="ce8">
            <text:p>0.0068%</text:p>
          </table:table-cell>
          <table:table-cell office:value-type="percentage" office:value="6.7137081292600626E-5" table:formula="of:=(1-EXP(-[.P$11]/[.$C16]))^[.P$11]" table:style-name="ce8">
            <text:p>0.0067%</text:p>
          </table:table-cell>
          <table:table-cell office:value-type="percentage" office:value="6.8388766751275885E-5" table:formula="of:=(1-EXP(-[.Q$11]/[.$C16]))^[.Q$11]" table:style-name="ce8">
            <text:p>0.0068%</text:p>
          </table:table-cell>
          <table:table-cell table:number-columns-repeated="16367" table:style-name="ce1"/>
        </table:table-row>
        <table:table-row table:style-name="ro1">
          <table:table-cell/>
          <table:table-cell office:value-type="float" office:value="3" table:formula="of:=[.C17]/8" table:style-name="ce12">
            <text:p>3</text:p>
          </table:table-cell>
          <table:table-cell office:value-type="float" office:value="24" table:style-name="ce2">
            <text:p>24</text:p>
          </table:table-cell>
          <table:table-cell office:value-type="percentage" office:value="6.3928956319675712E-3" table:formula="of:=(1-EXP(-[.D$11]/[.$C17]))^[.D$11]" table:style-name="ce6">
            <text:p>0.6393%</text:p>
          </table:table-cell>
          <table:table-cell office:value-type="percentage" office:value="1.6223626694561954E-3" table:formula="of:=(1-EXP(-[.E$11]/[.$C17]))^[.E$11]" table:style-name="ce6">
            <text:p>0.1622%</text:p>
          </table:table-cell>
          <table:table-cell office:value-type="percentage" office:value="5.5544406233753801E-4" table:formula="of:=(1-EXP(-[.F$11]/[.$C17]))^[.F$11]" table:style-name="ce7">
            <text:p>0.0555%</text:p>
          </table:table-cell>
          <table:table-cell office:value-type="percentage" office:value="2.3524713790235987E-4" table:formula="of:=(1-EXP(-[.G$11]/[.$C17]))^[.G$11]" table:style-name="ce6">
            <text:p>0.0235%</text:p>
          </table:table-cell>
          <table:table-cell office:value-type="percentage" office:value="1.171389997020527E-4" table:formula="of:=(1-EXP(-[.H$11]/[.$C17]))^[.H$11]" table:style-name="ce6">
            <text:p>0.0117%</text:p>
          </table:table-cell>
          <table:table-cell office:value-type="percentage" office:value="6.6318295617498346E-5" table:formula="of:=(1-EXP(-[.I$11]/[.$C17]))^[.I$11]" table:style-name="ce8">
            <text:p>0.0066%</text:p>
          </table:table-cell>
          <table:table-cell office:value-type="percentage" office:value="4.1690851620096717E-5" table:formula="of:=(1-EXP(-[.J$11]/[.$C17]))^[.J$11]" table:style-name="ce8">
            <text:p>0.0042%</text:p>
          </table:table-cell>
          <table:table-cell office:value-type="percentage" office:value="2.8594660235520753E-5" table:formula="of:=(1-EXP(-[.K$11]/[.$C17]))^[.K$11]" table:style-name="ce8">
            <text:p>0.0029%</text:p>
          </table:table-cell>
          <table:table-cell office:value-type="percentage" office:value="2.1109505694961624E-5" table:formula="of:=(1-EXP(-[.L$11]/[.$C17]))^[.L$11]" table:style-name="ce6">
            <text:p>0.0021%</text:p>
          </table:table-cell>
          <table:table-cell office:value-type="percentage" office:value="1.6594095364988907E-5" table:formula="of:=(1-EXP(-[.M$11]/[.$C17]))^[.M$11]" table:style-name="ce6">
            <text:p>0.0017%</text:p>
          </table:table-cell>
          <table:table-cell office:value-type="percentage" office:value="1.3769899347416127E-5" table:formula="of:=(1-EXP(-[.N$11]/[.$C17]))^[.N$11]" table:style-name="ce6">
            <text:p>0.0014%</text:p>
          </table:table-cell>
          <table:table-cell office:value-type="percentage" office:value="1.1975450977957643E-5" table:formula="of:=(1-EXP(-[.O$11]/[.$C17]))^[.O$11]" table:style-name="ce6">
            <text:p>0.0012%</text:p>
          </table:table-cell>
          <table:table-cell office:value-type="percentage" office:value="1.0849963789472606E-5" table:formula="of:=(1-EXP(-[.P$11]/[.$C17]))^[.P$11]" table:style-name="ce6">
            <text:p>0.0011%</text:p>
          </table:table-cell>
          <table:table-cell office:value-type="percentage" office:value="1.0188981665045281E-5" table:formula="of:=(1-EXP(-[.Q$11]/[.$C17]))^[.Q$11]" table:style-name="ce6">
            <text:p>0.0010%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3.5" table:formula="of:=[.C18]/8" table:style-name="ce12">
            <text:p>3.5</text:p>
          </table:table-cell>
          <table:table-cell office:value-type="float" office:value="28" table:style-name="ce2">
            <text:p>28</text:p>
          </table:table-cell>
          <table:table-cell office:value-type="percentage" office:value="4.7523403421360997E-3" table:formula="of:=(1-EXP(-[.D$11]/[.$C18]))^[.D$11]" table:style-name="ce6">
            <text:p>0.4752%</text:p>
          </table:table-cell>
          <table:table-cell office:value-type="percentage" office:value="1.0488550498227802E-3" table:formula="of:=(1-EXP(-[.E$11]/[.$C18]))^[.E$11]" table:style-name="ce6">
            <text:p>0.1049%</text:p>
          </table:table-cell>
          <table:table-cell office:value-type="percentage" office:value="3.140513345260266E-4" table:formula="of:=(1-EXP(-[.F$11]/[.$C18]))^[.F$11]" table:style-name="ce6">
            <text:p>0.0314%</text:p>
          </table:table-cell>
          <table:table-cell office:value-type="percentage" office:value="1.1696684466516071E-4" table:formula="of:=(1-EXP(-[.G$11]/[.$C18]))^[.G$11]" table:style-name="ce6">
            <text:p>0.0117%</text:p>
          </table:table-cell>
          <table:table-cell office:value-type="percentage" office:value="5.1493643442917989E-5" table:formula="of:=(1-EXP(-[.H$11]/[.$C18]))^[.H$11]" table:style-name="ce8">
            <text:p>0.0051%</text:p>
          </table:table-cell>
          <table:table-cell office:value-type="percentage" office:value="2.5911055005892991E-5" table:formula="of:=(1-EXP(-[.I$11]/[.$C18]))^[.I$11]" table:style-name="ce6">
            <text:p>0.0026%</text:p>
          </table:table-cell>
          <table:table-cell office:value-type="percentage" office:value="1.4552198249434891E-5" table:formula="of:=(1-EXP(-[.J$11]/[.$C18]))^[.J$11]" table:style-name="ce6">
            <text:p>0.0015%</text:p>
          </table:table-cell>
          <table:table-cell office:value-type="percentage" office:value="8.961816232443381E-6" table:formula="of:=(1-EXP(-[.K$11]/[.$C18]))^[.K$11]" table:style-name="ce9">
            <text:p>0.0009%</text:p>
          </table:table-cell>
          <table:table-cell office:value-type="percentage" office:value="5.96967198819933E-6" table:formula="of:=(1-EXP(-[.L$11]/[.$C18]))^[.L$11]" table:style-name="ce9">
            <text:p>0.0006%</text:p>
          </table:table-cell>
          <table:table-cell office:value-type="percentage" office:value="4.254773694798254E-6" table:formula="of:=(1-EXP(-[.M$11]/[.$C18]))^[.M$11]" table:style-name="ce9">
            <text:p>0.0004%</text:p>
          </table:table-cell>
          <table:table-cell office:value-type="percentage" office:value="3.216211900358343E-6" table:formula="of:=(1-EXP(-[.N$11]/[.$C18]))^[.N$11]" table:style-name="ce9">
            <text:p>0.0003%</text:p>
          </table:table-cell>
          <table:table-cell office:value-type="percentage" office:value="2.5596991429047751E-6" table:formula="of:=(1-EXP(-[.O$11]/[.$C18]))^[.O$11]" table:style-name="ce9">
            <text:p>0.0003%</text:p>
          </table:table-cell>
          <table:table-cell office:value-type="percentage" office:value="2.1318299536008523E-6" table:formula="of:=(1-EXP(-[.P$11]/[.$C18]))^[.P$11]" table:style-name="ce9">
            <text:p>0.0002%</text:p>
          </table:table-cell>
          <table:table-cell office:value-type="percentage" office:value="1.8483260108387177E-6" table:formula="of:=(1-EXP(-[.Q$11]/[.$C18]))^[.Q$11]" table:style-name="ce9">
            <text:p>0.0002%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4" table:formula="of:=[.C19]/8" table:style-name="ce12">
            <text:p>4</text:p>
          </table:table-cell>
          <table:table-cell office:value-type="float" office:value="32" table:style-name="ce2">
            <text:p>32</text:p>
          </table:table-cell>
          <table:table-cell office:value-type="percentage" office:value="3.6707769576438281E-3" table:formula="of:=(1-EXP(-[.D$11]/[.$C19]))^[.D$11]" table:style-name="ce6">
            <text:p>0.3671%</text:p>
          </table:table-cell>
          <table:table-cell office:value-type="percentage" office:value="7.1666841209130742E-4" table:formula="of:=(1-EXP(-[.E$11]/[.$C19]))^[.E$11]" table:style-name="ce7">
            <text:p>0.0717%</text:p>
          </table:table-cell>
          <table:table-cell office:value-type="percentage" office:value="1.9063263879222708E-4" table:formula="of:=(1-EXP(-[.F$11]/[.$C19]))^[.F$11]" table:style-name="ce6">
            <text:p>0.0191%</text:p>
          </table:table-cell>
          <table:table-cell office:value-type="percentage" office:value="6.3337706730955245E-5" table:formula="of:=(1-EXP(-[.G$11]/[.$C19]))^[.G$11]" table:style-name="ce8">
            <text:p>0.0063%</text:p>
          </table:table-cell>
          <table:table-cell office:value-type="percentage" office:value="2.4976576497102246E-5" table:formula="of:=(1-EXP(-[.H$11]/[.$C19]))^[.H$11]" table:style-name="ce6">
            <text:p>0.0025%</text:p>
          </table:table-cell>
          <table:table-cell office:value-type="percentage" office:value="1.1302867180122938E-5" table:formula="of:=(1-EXP(-[.I$11]/[.$C19]))^[.I$11]" table:style-name="ce6">
            <text:p>0.0011%</text:p>
          </table:table-cell>
          <table:table-cell office:value-type="percentage" office:value="5.731505077097284E-6" table:formula="of:=(1-EXP(-[.J$11]/[.$C19]))^[.J$11]" table:style-name="ce9">
            <text:p>0.0006%</text:p>
          </table:table-cell>
          <table:table-cell office:value-type="percentage" office:value="3.1992844836388866E-6" table:formula="of:=(1-EXP(-[.K$11]/[.$C19]))^[.K$11]" table:style-name="ce6">
            <text:p>0.0003%</text:p>
          </table:table-cell>
          <table:table-cell office:value-type="percentage" office:value="1.9389750362294359E-6" table:formula="of:=(1-EXP(-[.L$11]/[.$C19]))^[.L$11]" table:style-name="ce6">
            <text:p>0.0002%</text:p>
          </table:table-cell>
          <table:table-cell office:value-type="percentage" office:value="1.2620582582308675E-6" table:formula="of:=(1-EXP(-[.M$11]/[.$C19]))^[.M$11]" table:style-name="ce6">
            <text:p>0.0001%</text:p>
          </table:table-cell>
          <table:table-cell office:value-type="percentage" office:value="8.7440625191393115E-7" table:formula="of:=(1-EXP(-[.N$11]/[.$C19]))^[.N$11]" table:style-name="ce6">
            <text:p>0.0001%</text:p>
          </table:table-cell>
          <table:table-cell office:value-type="percentage" office:value="6.4014152113167558E-7" table:formula="of:=(1-EXP(-[.O$11]/[.$C19]))^[.O$11]" table:style-name="ce6">
            <text:p>0.0001%</text:p>
          </table:table-cell>
          <table:table-cell office:value-type="percentage" office:value="4.9212950527776201E-7" table:formula="of:=(1-EXP(-[.P$11]/[.$C19]))^[.P$11]" table:style-name="ce6">
            <text:p>0.0000%</text:p>
          </table:table-cell>
          <table:table-cell office:value-type="percentage" office:value="3.9521654479867766E-7" table:formula="of:=(1-EXP(-[.Q$11]/[.$C19]))^[.Q$11]" table:style-name="ce6">
            <text:p>0.0000%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4.5" table:formula="of:=[.C20]/8" table:style-name="ce12">
            <text:p>4.5</text:p>
          </table:table-cell>
          <table:table-cell office:value-type="float" office:value="36" table:style-name="ce2">
            <text:p>36</text:p>
          </table:table-cell>
          <table:table-cell office:value-type="percentage" office:value="2.9203790008388545E-3" table:formula="of:=(1-EXP(-[.D$11]/[.$C20]))^[.D$11]" table:style-name="ce6">
            <text:p>0.2920%</text:p>
          </table:table-cell>
          <table:table-cell office:value-type="percentage" office:value="5.1114771246760931E-4" table:formula="of:=(1-EXP(-[.E$11]/[.$C20]))^[.E$11]" table:style-name="ce6">
            <text:p>0.0511%</text:p>
          </table:table-cell>
          <table:table-cell office:value-type="percentage" office:value="1.2229637816672684E-4" table:formula="of:=(1-EXP(-[.F$11]/[.$C20]))^[.F$11]" table:style-name="ce6">
            <text:p>0.0122%</text:p>
          </table:table-cell>
          <table:table-cell office:value-type="percentage" office:value="3.6667886161732271E-5" table:formula="of:=(1-EXP(-[.G$11]/[.$C20]))^[.G$11]" table:style-name="ce6">
            <text:p>0.0037%</text:p>
          </table:table-cell>
          <table:table-cell office:value-type="percentage" office:value="1.3090628339225717E-5" table:formula="of:=(1-EXP(-[.H$11]/[.$C20]))^[.H$11]" table:style-name="ce6">
            <text:p>0.0013%</text:p>
          </table:table-cell>
          <table:table-cell office:value-type="percentage" office:value="5.3801568326543582E-6" table:formula="of:=(1-EXP(-[.I$11]/[.$C20]))^[.I$11]" table:style-name="ce9">
            <text:p>0.0005%</text:p>
          </table:table-cell>
          <table:table-cell office:value-type="percentage" office:value="2.4854572123172964E-6" table:formula="of:=(1-EXP(-[.J$11]/[.$C20]))^[.J$11]" table:style-name="ce6">
            <text:p>0.0002%</text:p>
          </table:table-cell>
          <table:table-cell office:value-type="percentage" office:value="1.2678044348761865E-6" table:formula="of:=(1-EXP(-[.K$11]/[.$C20]))^[.K$11]" table:style-name="ce6">
            <text:p>0.0001%</text:p>
          </table:table-cell>
          <table:table-cell office:value-type="percentage" office:value="7.0427439917083476E-7" table:formula="of:=(1-EXP(-[.L$11]/[.$C20]))^[.L$11]" table:style-name="ce6">
            <text:p>0.0001%</text:p>
          </table:table-cell>
          <table:table-cell office:value-type="percentage" office:value="4.2141101439976528E-7" table:formula="of:=(1-EXP(-[.M$11]/[.$C20]))^[.M$11]" table:style-name="ce6">
            <text:p>0.0000%</text:p>
          </table:table-cell>
          <table:table-cell office:value-type="percentage" office:value="2.6919138060164636E-7" table:formula="of:=(1-EXP(-[.N$11]/[.$C20]))^[.N$11]" table:style-name="ce6">
            <text:p>0.0000%</text:p>
          </table:table-cell>
          <table:table-cell office:value-type="percentage" office:value="1.8221666863191438E-7" table:formula="of:=(1-EXP(-[.O$11]/[.$C20]))^[.O$11]" table:style-name="ce6">
            <text:p>0.0000%</text:p>
          </table:table-cell>
          <table:table-cell office:value-type="percentage" office:value="1.2989031179700088E-7" table:formula="of:=(1-EXP(-[.P$11]/[.$C20]))^[.P$11]" table:style-name="ce6">
            <text:p>0.0000%</text:p>
          </table:table-cell>
          <table:table-cell office:value-type="percentage" office:value="9.6987797231903843E-8" table:formula="of:=(1-EXP(-[.Q$11]/[.$C20]))^[.Q$11]" table:style-name="ce6">
            <text:p>0.0000%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5" table:formula="of:=[.C21]/8" table:style-name="ce12">
            <text:p>5</text:p>
          </table:table-cell>
          <table:table-cell office:value-type="float" office:value="40" table:style-name="ce2">
            <text:p>40</text:p>
          </table:table-cell>
          <table:table-cell office:value-type="percentage" office:value="2.3785690345315543E-3" table:formula="of:=(1-EXP(-[.D$11]/[.$C21]))^[.D$11]" table:style-name="ce6">
            <text:p>0.2379%</text:p>
          </table:table-cell>
          <table:table-cell office:value-type="percentage" office:value="3.7725153013770272E-4" table:formula="of:=(1-EXP(-[.E$11]/[.$C21]))^[.E$11]" table:style-name="ce6">
            <text:p>0.0377%</text:p>
          </table:table-cell>
          <table:table-cell office:value-type="percentage" office:value="8.2009632820696039E-5" table:formula="of:=(1-EXP(-[.F$11]/[.$C21]))^[.F$11]" table:style-name="ce8">
            <text:p>0.0082%</text:p>
          </table:table-cell>
          <table:table-cell office:value-type="percentage" office:value="2.2399925526558686E-5" table:formula="of:=(1-EXP(-[.G$11]/[.$C21]))^[.G$11]" table:style-name="ce6">
            <text:p>0.0022%</text:p>
          </table:table-cell>
          <table:table-cell office:value-type="percentage" office:value="7.3039448626432342E-6" table:formula="of:=(1-EXP(-[.H$11]/[.$C21]))^[.H$11]" table:style-name="ce9">
            <text:p>0.0007%</text:p>
          </table:table-cell>
          <table:table-cell office:value-type="percentage" office:value="2.7487752139760225E-6" table:formula="of:=(1-EXP(-[.I$11]/[.$C21]))^[.I$11]" table:style-name="ce6">
            <text:p>0.0003%</text:p>
          </table:table-cell>
          <table:table-cell office:value-type="percentage" office:value="1.1657167690140761E-6" table:formula="of:=(1-EXP(-[.J$11]/[.$C21]))^[.J$11]" table:style-name="ce6">
            <text:p>0.0001%</text:p>
          </table:table-cell>
          <table:table-cell office:value-type="percentage" office:value="5.4721857886902317E-7" table:formula="of:=(1-EXP(-[.K$11]/[.$C21]))^[.K$11]" table:style-name="ce6">
            <text:p>0.0001%</text:p>
          </table:table-cell>
          <table:table-cell office:value-type="percentage" office:value="2.8043734821321249E-7" table:formula="of:=(1-EXP(-[.L$11]/[.$C21]))^[.L$11]" table:style-name="ce6">
            <text:p>0.0000%</text:p>
          </table:table-cell>
          <table:table-cell office:value-type="percentage" office:value="1.5517903006395786E-7" table:formula="of:=(1-EXP(-[.M$11]/[.$C21]))^[.M$11]" table:style-name="ce6">
            <text:p>0.0000%</text:p>
          </table:table-cell>
          <table:table-cell office:value-type="percentage" office:value="9.1886900938460203E-8" table:formula="of:=(1-EXP(-[.N$11]/[.$C21]))^[.N$11]" table:style-name="ce6">
            <text:p>0.0000%</text:p>
          </table:table-cell>
          <table:table-cell office:value-type="percentage" office:value="5.7791276955346114E-8" table:formula="of:=(1-EXP(-[.O$11]/[.$C21]))^[.O$11]" table:style-name="ce6">
            <text:p>0.0000%</text:p>
          </table:table-cell>
          <table:table-cell office:value-type="percentage" office:value="3.8364847926678708E-8" table:formula="of:=(1-EXP(-[.P$11]/[.$C21]))^[.P$11]" table:style-name="ce6">
            <text:p>0.0000%</text:p>
          </table:table-cell>
          <table:table-cell office:value-type="percentage" office:value="2.6738778747102846E-8" table:formula="of:=(1-EXP(-[.Q$11]/[.$C21]))^[.Q$11]" table:style-name="ce6">
            <text:p>0.0000%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5.5" table:formula="of:=[.C22]/8" table:style-name="ce12">
            <text:p>5.5</text:p>
          </table:table-cell>
          <table:table-cell office:value-type="float" office:value="44" table:style-name="ce2">
            <text:p>44</text:p>
          </table:table-cell>
          <table:table-cell office:value-type="percentage" office:value="1.9746437456938251E-3" table:formula="of:=(1-EXP(-[.D$11]/[.$C22]))^[.D$11]" table:style-name="ce6">
            <text:p>0.1975%</text:p>
          </table:table-cell>
          <table:table-cell office:value-type="percentage" office:value="2.8631335774362661E-4" table:formula="of:=(1-EXP(-[.E$11]/[.$C22]))^[.E$11]" table:style-name="ce6">
            <text:p>0.0286%</text:p>
          </table:table-cell>
          <table:table-cell office:value-type="percentage" office:value="5.7024933417645573E-5" table:formula="of:=(1-EXP(-[.F$11]/[.$C22]))^[.F$11]" table:style-name="ce6">
            <text:p>0.0057%</text:p>
          </table:table-cell>
          <table:table-cell office:value-type="percentage" office:value="1.4301308074647696E-5" table:formula="of:=(1-EXP(-[.G$11]/[.$C22]))^[.G$11]" table:style-name="ce6">
            <text:p>0.0014%</text:p>
          </table:table-cell>
          <table:table-cell office:value-type="percentage" office:value="4.2908579483677125E-6" table:formula="of:=(1-EXP(-[.H$11]/[.$C22]))^[.H$11]" table:style-name="ce6">
            <text:p>0.0004%</text:p>
          </table:table-cell>
          <table:table-cell office:value-type="percentage" office:value="1.4890174679533796E-6" table:formula="of:=(1-EXP(-[.I$11]/[.$C22]))^[.I$11]" table:style-name="ce6">
            <text:p>0.0001%</text:p>
          </table:table-cell>
          <table:table-cell office:value-type="percentage" office:value="5.8348842917129331E-7" table:formula="of:=(1-EXP(-[.J$11]/[.$C22]))^[.J$11]" table:style-name="ce6">
            <text:p>0.0001%</text:p>
          </table:table-cell>
          <table:table-cell office:value-type="percentage" office:value="2.536131011010364E-7" table:formula="of:=(1-EXP(-[.K$11]/[.$C22]))^[.K$11]" table:style-name="ce6">
            <text:p>0.0000%</text:p>
          </table:table-cell>
          <table:table-cell office:value-type="percentage" office:value="1.2058676960813954E-7" table:formula="of:=(1-EXP(-[.L$11]/[.$C22]))^[.L$11]" table:style-name="ce6">
            <text:p>0.0000%</text:p>
          </table:table-cell>
          <table:table-cell office:value-type="percentage" office:value="6.2032521822294364E-8" table:formula="of:=(1-EXP(-[.M$11]/[.$C22]))^[.M$11]" table:style-name="ce6">
            <text:p>0.0000%</text:p>
          </table:table-cell>
          <table:table-cell office:value-type="percentage" office:value="3.4215318362937949E-8" table:formula="of:=(1-EXP(-[.N$11]/[.$C22]))^[.N$11]" table:style-name="ce6">
            <text:p>0.0000%</text:p>
          </table:table-cell>
          <table:table-cell office:value-type="percentage" office:value="2.0084276945231275E-8" table:formula="of:=(1-EXP(-[.O$11]/[.$C22]))^[.O$11]" table:style-name="ce6">
            <text:p>0.0000%</text:p>
          </table:table-cell>
          <table:table-cell office:value-type="percentage" office:value="1.2467778289189954E-8" table:formula="of:=(1-EXP(-[.P$11]/[.$C22]))^[.P$11]" table:style-name="ce6">
            <text:p>0.0000%</text:p>
          </table:table-cell>
          <table:table-cell office:value-type="percentage" office:value="8.1410797963177184E-9" table:formula="of:=(1-EXP(-[.Q$11]/[.$C22]))^[.Q$11]" table:style-name="ce6">
            <text:p>0.0000%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6" table:formula="of:=[.C23]/8" table:style-name="ce12">
            <text:p>6</text:p>
          </table:table-cell>
          <table:table-cell office:value-type="float" office:value="48" table:style-name="ce2">
            <text:p>48</text:p>
          </table:table-cell>
          <table:table-cell office:value-type="percentage" office:value="1.6655004110468733E-3" table:formula="of:=(1-EXP(-[.D$11]/[.$C23]))^[.D$11]" table:style-name="ce6">
            <text:p>0.1666%</text:p>
          </table:table-cell>
          <table:table-cell office:value-type="percentage" office:value="2.22401132958507E-4" table:formula="of:=(1-EXP(-[.E$11]/[.$C23]))^[.E$11]" table:style-name="ce6">
            <text:p>0.0222%</text:p>
          </table:table-cell>
          <table:table-cell office:value-type="percentage" office:value="4.0869114561230048E-5" table:formula="of:=(1-EXP(-[.F$11]/[.$C23]))^[.F$11]" table:style-name="ce6">
            <text:p>0.0041%</text:p>
          </table:table-cell>
          <table:table-cell office:value-type="percentage" office:value="9.4738820626918256E-6" table:formula="of:=(1-EXP(-[.G$11]/[.$C23]))^[.G$11]" table:style-name="ce9">
            <text:p>0.0009%</text:p>
          </table:table-cell>
          <table:table-cell office:value-type="percentage" office:value="2.632060631245032E-6" table:formula="of:=(1-EXP(-[.H$11]/[.$C23]))^[.H$11]" table:style-name="ce6">
            <text:p>0.0003%</text:p>
          </table:table-cell>
          <table:table-cell office:value-type="percentage" office:value="8.4726627428487854E-7" table:formula="of:=(1-EXP(-[.I$11]/[.$C23]))^[.I$11]" table:style-name="ce6">
            <text:p>0.0001%</text:p>
          </table:table-cell>
          <table:table-cell office:value-type="percentage" office:value="3.0851810638602682E-7" table:formula="of:=(1-EXP(-[.J$11]/[.$C23]))^[.J$11]" table:style-name="ce6">
            <text:p>0.0000%</text:p>
          </table:table-cell>
          <table:table-cell office:value-type="percentage" office:value="1.2482436488423146E-7" table:formula="of:=(1-EXP(-[.K$11]/[.$C23]))^[.K$11]" table:style-name="ce6">
            <text:p>0.0000%</text:p>
          </table:table-cell>
          <table:table-cell office:value-type="percentage" office:value="5.5341215891251917E-8" table:formula="of:=(1-EXP(-[.L$11]/[.$C23]))^[.L$11]" table:style-name="ce6">
            <text:p>0.0000%</text:p>
          </table:table-cell>
          <table:table-cell office:value-type="percentage" office:value="2.6590286574244058E-8" table:formula="of:=(1-EXP(-[.M$11]/[.$C23]))^[.M$11]" table:style-name="ce6">
            <text:p>0.0000%</text:p>
          </table:table-cell>
          <table:table-cell office:value-type="percentage" office:value="1.37215452511975E-8" table:formula="of:=(1-EXP(-[.N$11]/[.$C23]))^[.N$11]" table:style-name="ce6">
            <text:p>0.0000%</text:p>
          </table:table-cell>
          <table:table-cell office:value-type="percentage" office:value="7.5480182373435303E-9" table:formula="of:=(1-EXP(-[.O$11]/[.$C23]))^[.O$11]" table:style-name="ce6">
            <text:p>0.0000%</text:p>
          </table:table-cell>
          <table:table-cell office:value-type="percentage" office:value="4.3981163336099015E-9" table:formula="of:=(1-EXP(-[.P$11]/[.$C23]))^[.P$11]" table:style-name="ce6">
            <text:p>0.0000%</text:p>
          </table:table-cell>
          <table:table-cell office:value-type="percentage" office:value="2.6999661946379611E-9" table:formula="of:=(1-EXP(-[.Q$11]/[.$C23]))^[.Q$11]" table:style-name="ce6">
            <text:p>0.0000%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6.5" table:formula="of:=[.C24]/8" table:style-name="ce12">
            <text:p>6.5</text:p>
          </table:table-cell>
          <table:table-cell office:value-type="float" office:value="52" table:style-name="ce2">
            <text:p>52</text:p>
          </table:table-cell>
          <table:table-cell office:value-type="percentage" office:value="1.4236499158014715E-3" table:formula="of:=(1-EXP(-[.D$11]/[.$C24]))^[.D$11]" table:style-name="ce6">
            <text:p>0.1424%</text:p>
          </table:table-cell>
          <table:table-cell office:value-type="percentage" office:value="1.7617782344358642E-4" table:formula="of:=(1-EXP(-[.E$11]/[.$C24]))^[.E$11]" table:style-name="ce6">
            <text:p>0.0176%</text:p>
          </table:table-cell>
          <table:table-cell office:value-type="percentage" office:value="3.0049713263076429E-5" table:formula="of:=(1-EXP(-[.F$11]/[.$C24]))^[.F$11]" table:style-name="ce6">
            <text:p>0.0030%</text:p>
          </table:table-cell>
          <table:table-cell office:value-type="percentage" office:value="6.4754812052570359E-6" table:formula="of:=(1-EXP(-[.G$11]/[.$C24]))^[.G$11]" table:style-name="ce6">
            <text:p>0.0006%</text:p>
          </table:table-cell>
          <table:table-cell office:value-type="percentage" office:value="1.6749431909643032E-6" table:formula="of:=(1-EXP(-[.H$11]/[.$C24]))^[.H$11]" table:style-name="ce6">
            <text:p>0.0002%</text:p>
          </table:table-cell>
          <table:table-cell office:value-type="percentage" office:value="5.0273419239150648E-7" table:formula="of:=(1-EXP(-[.I$11]/[.$C24]))^[.I$11]" table:style-name="ce6">
            <text:p>0.0001%</text:p>
          </table:table-cell>
          <table:table-cell office:value-type="percentage" office:value="1.7094669746178594E-7" table:formula="of:=(1-EXP(-[.J$11]/[.$C24]))^[.J$11]" table:style-name="ce6">
            <text:p>0.0000%</text:p>
          </table:table-cell>
          <table:table-cell office:value-type="percentage" office:value="6.4681677324212147E-8" table:formula="of:=(1-EXP(-[.K$11]/[.$C24]))^[.K$11]" table:style-name="ce6">
            <text:p>0.0000%</text:p>
          </table:table-cell>
          <table:table-cell office:value-type="percentage" office:value="2.6857514289970058E-8" table:formula="of:=(1-EXP(-[.L$11]/[.$C24]))^[.L$11]" table:style-name="ce6">
            <text:p>0.0000%</text:p>
          </table:table-cell>
          <table:table-cell office:value-type="percentage" office:value="1.2103243696732553E-8" table:formula="of:=(1-EXP(-[.M$11]/[.$C24]))^[.M$11]" table:style-name="ce6">
            <text:p>0.0000%</text:p>
          </table:table-cell>
          <table:table-cell office:value-type="percentage" office:value="5.8662819757492523E-9" table:formula="of:=(1-EXP(-[.N$11]/[.$C24]))^[.N$11]" table:style-name="ce6">
            <text:p>0.0000%</text:p>
          </table:table-cell>
          <table:table-cell office:value-type="percentage" office:value="3.0351950646151698E-9" table:formula="of:=(1-EXP(-[.O$11]/[.$C24]))^[.O$11]" table:style-name="ce6">
            <text:p>0.0000%</text:p>
          </table:table-cell>
          <table:table-cell office:value-type="percentage" office:value="1.6657884132648896E-9" table:formula="of:=(1-EXP(-[.P$11]/[.$C24]))^[.P$11]" table:style-name="ce6">
            <text:p>0.0000%</text:p>
          </table:table-cell>
          <table:table-cell office:value-type="percentage" office:value="9.64516642995969E-10" table:formula="of:=(1-EXP(-[.Q$11]/[.$C24]))^[.Q$11]" table:style-name="ce6">
            <text:p>0.0000%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7" table:formula="of:=[.C25]/8" table:style-name="ce12">
            <text:p>7</text:p>
          </table:table-cell>
          <table:table-cell office:value-type="float" office:value="56" table:style-name="ce2">
            <text:p>56</text:p>
          </table:table-cell>
          <table:table-cell office:value-type="percentage" office:value="1.2308909592826328E-3" table:formula="of:=(1-EXP(-[.D$11]/[.$C25]))^[.D$11]" table:style-name="ce6">
            <text:p>0.1231%</text:p>
          </table:table-cell>
          <table:table-cell office:value-type="percentage" office:value="1.4192431713163655E-4" table:formula="of:=(1-EXP(-[.E$11]/[.$C25]))^[.E$11]" table:style-name="ce6">
            <text:p>0.0142%</text:p>
          </table:table-cell>
          <table:table-cell office:value-type="percentage" office:value="2.2584738727494262E-5" table:formula="of:=(1-EXP(-[.F$11]/[.$C25]))^[.F$11]" table:style-name="ce6">
            <text:p>0.0023%</text:p>
          </table:table-cell>
          <table:table-cell office:value-type="percentage" office:value="4.5466381466833827E-6" table:formula="of:=(1-EXP(-[.G$11]/[.$C25]))^[.G$11]" table:style-name="ce6">
            <text:p>0.0005%</text:p>
          </table:table-cell>
          <table:table-cell office:value-type="percentage" office:value="1.1000969155387466E-6" table:formula="of:=(1-EXP(-[.H$11]/[.$C25]))^[.H$11]" table:style-name="ce6">
            <text:p>0.0001%</text:p>
          </table:table-cell>
          <table:table-cell office:value-type="percentage" office:value="3.092752767564362E-7" table:formula="of:=(1-EXP(-[.I$11]/[.$C25]))^[.I$11]" table:style-name="ce6">
            <text:p>0.0000%</text:p>
          </table:table-cell>
          <table:table-cell office:value-type="percentage" office:value="9.8628240717578267E-8" table:formula="of:=(1-EXP(-[.J$11]/[.$C25]))^[.J$11]" table:style-name="ce6">
            <text:p>0.0000%</text:p>
          </table:table-cell>
          <table:table-cell office:value-type="percentage" office:value="3.5043542240289879E-8" table:formula="of:=(1-EXP(-[.K$11]/[.$C25]))^[.K$11]" table:style-name="ce6">
            <text:p>0.0000%</text:p>
          </table:table-cell>
          <table:table-cell office:value-type="percentage" office:value="1.3681242750923836E-8" table:formula="of:=(1-EXP(-[.L$11]/[.$C25]))^[.L$11]" table:style-name="ce6">
            <text:p>0.0000%</text:p>
          </table:table-cell>
          <table:table-cell office:value-type="percentage" office:value="5.8041131593865775E-9" table:formula="of:=(1-EXP(-[.M$11]/[.$C25]))^[.M$11]" table:style-name="ce6">
            <text:p>0.0000%</text:p>
          </table:table-cell>
          <table:table-cell office:value-type="percentage" office:value="2.6515953150263711E-9" table:formula="of:=(1-EXP(-[.N$11]/[.$C25]))^[.N$11]" table:style-name="ce6">
            <text:p>0.0000%</text:p>
          </table:table-cell>
          <table:table-cell office:value-type="percentage" office:value="1.2947070036792607E-9" table:formula="of:=(1-EXP(-[.O$11]/[.$C25]))^[.O$11]" table:style-name="ce6">
            <text:p>0.0000%</text:p>
          </table:table-cell>
          <table:table-cell office:value-type="percentage" office:value="6.7138277151841228E-10" table:formula="of:=(1-EXP(-[.P$11]/[.$C25]))^[.P$11]" table:style-name="ce6">
            <text:p>0.0000%</text:p>
          </table:table-cell>
          <table:table-cell office:value-type="percentage" office:value="3.6774345988558492E-10" table:formula="of:=(1-EXP(-[.Q$11]/[.$C25]))^[.Q$11]" table:style-name="ce6">
            <text:p>0.0000%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7.5" table:formula="of:=[.C26]/8" table:style-name="ce12">
            <text:p>7.5</text:p>
          </table:table-cell>
          <table:table-cell office:value-type="float" office:value="60" table:style-name="ce2">
            <text:p>60</text:p>
          </table:table-cell>
          <table:table-cell office:value-type="percentage" office:value="1.0747840676059335E-3" table:formula="of:=(1-EXP(-[.D$11]/[.$C26]))^[.D$11]" table:style-name="ce6">
            <text:p>0.1075%</text:p>
          </table:table-cell>
          <table:table-cell office:value-type="percentage" office:value="1.1600418067888495E-4" table:formula="of:=(1-EXP(-[.E$11]/[.$C26]))^[.E$11]" table:style-name="ce6">
            <text:p>0.0116%</text:p>
          </table:table-cell>
          <table:table-cell office:value-type="percentage" office:value="1.7300183935031032E-5" table:formula="of:=(1-EXP(-[.F$11]/[.$C26]))^[.F$11]" table:style-name="ce6">
            <text:p>0.0017%</text:p>
          </table:table-cell>
          <table:table-cell office:value-type="percentage" office:value="3.2677139783243956E-6" table:formula="of:=(1-EXP(-[.G$11]/[.$C26]))^[.G$11]" table:style-name="ce6">
            <text:p>0.0003%</text:p>
          </table:table-cell>
          <table:table-cell office:value-type="percentage" office:value="7.4267242852190098E-7" table:formula="of:=(1-EXP(-[.H$11]/[.$C26]))^[.H$11]" table:style-name="ce6">
            <text:p>0.0001%</text:p>
          </table:table-cell>
          <table:table-cell office:value-type="percentage" office:value="1.9634259531691292E-7" table:formula="of:=(1-EXP(-[.I$11]/[.$C26]))^[.I$11]" table:style-name="ce6">
            <text:p>0.0000%</text:p>
          </table:table-cell>
          <table:table-cell office:value-type="percentage" office:value="5.894668477765863E-8" table:formula="of:=(1-EXP(-[.J$11]/[.$C26]))^[.J$11]" table:style-name="ce6">
            <text:p>0.0000%</text:p>
          </table:table-cell>
          <table:table-cell office:value-type="percentage" office:value="1.9739503693322117E-8" table:formula="of:=(1-EXP(-[.K$11]/[.$C26]))^[.K$11]" table:style-name="ce6">
            <text:p>0.0000%</text:p>
          </table:table-cell>
          <table:table-cell office:value-type="percentage" office:value="7.2711117832904316E-9" table:formula="of:=(1-EXP(-[.L$11]/[.$C26]))^[.L$11]" table:style-name="ce6">
            <text:p>0.0000%</text:p>
          </table:table-cell>
          <table:table-cell office:value-type="percentage" office:value="2.9136048657209338E-9" table:formula="of:=(1-EXP(-[.M$11]/[.$C26]))^[.M$11]" table:style-name="ce6">
            <text:p>0.0000%</text:p>
          </table:table-cell>
          <table:table-cell office:value-type="percentage" office:value="1.2586053279035541E-9" table:formula="of:=(1-EXP(-[.N$11]/[.$C26]))^[.N$11]" table:style-name="ce6">
            <text:p>0.0000%</text:p>
          </table:table-cell>
          <table:table-cell office:value-type="percentage" office:value="5.8170789390632152E-10" table:formula="of:=(1-EXP(-[.O$11]/[.$C26]))^[.O$11]" table:style-name="ce6">
            <text:p>0.0000%</text:p>
          </table:table-cell>
          <table:table-cell office:value-type="percentage" office:value="2.8583404738388677E-10" table:formula="of:=(1-EXP(-[.P$11]/[.$C26]))^[.P$11]" table:style-name="ce6">
            <text:p>0.0000%</text:p>
          </table:table-cell>
          <table:table-cell office:value-type="percentage" office:value="1.4850934331922267E-10" table:formula="of:=(1-EXP(-[.Q$11]/[.$C26]))^[.Q$11]" table:style-name="ce6">
            <text:p>0.0000%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8" table:formula="of:=[.C27]/8" table:style-name="ce12">
            <text:p>8</text:p>
          </table:table-cell>
          <table:table-cell office:value-type="float" office:value="64" table:style-name="ce2">
            <text:p>64</text:p>
          </table:table-cell>
          <table:table-cell office:value-type="percentage" office:value="9.4659386078761948E-4" table:formula="of:=(1-EXP(-[.D$11]/[.$C27]))^[.D$11]" table:style-name="ce7">
            <text:p>0.0947%</text:p>
          </table:table-cell>
          <table:table-cell office:value-type="percentage" office:value="9.602996969426801E-5" table:formula="of:=(1-EXP(-[.E$11]/[.$C27]))^[.E$11]" table:style-name="ce8">
            <text:p>0.0096%</text:p>
          </table:table-cell>
          <table:table-cell office:value-type="percentage" office:value="1.3474603472768879E-5" table:formula="of:=(1-EXP(-[.F$11]/[.$C27]))^[.F$11]" table:style-name="ce6">
            <text:p>0.0013%</text:p>
          </table:table-cell>
          <table:table-cell office:value-type="percentage" office:value="2.3970617210768274E-6" table:formula="of:=(1-EXP(-[.G$11]/[.$C27]))^[.G$11]" table:style-name="ce6">
            <text:p>0.0002%</text:p>
          </table:table-cell>
          <table:table-cell office:value-type="percentage" office:value="5.1361361288947605E-7" table:formula="of:=(1-EXP(-[.H$11]/[.$C27]))^[.H$11]" table:style-name="ce6">
            <text:p>0.0001%</text:p>
          </table:table-cell>
          <table:table-cell office:value-type="percentage" office:value="1.2814105193949851E-7" table:formula="of:=(1-EXP(-[.I$11]/[.$C27]))^[.I$11]" table:style-name="ce6">
            <text:p>0.0000%</text:p>
          </table:table-cell>
          <table:table-cell office:value-type="percentage" office:value="3.634080297288772E-8" table:formula="of:=(1-EXP(-[.J$11]/[.$C27]))^[.J$11]" table:style-name="ce6">
            <text:p>0.0000%</text:p>
          </table:table-cell>
          <table:table-cell office:value-type="percentage" office:value="1.1506836448493365E-8" table:formula="of:=(1-EXP(-[.K$11]/[.$C27]))^[.K$11]" table:style-name="ce6">
            <text:p>0.0000%</text:p>
          </table:table-cell>
          <table:table-cell office:value-type="percentage" office:value="4.0116650939364929E-9" table:formula="of:=(1-EXP(-[.L$11]/[.$C27]))^[.L$11]" table:style-name="ce6">
            <text:p>0.0000%</text:p>
          </table:table-cell>
          <table:table-cell office:value-type="percentage" office:value="1.5229111316772974E-9" table:formula="of:=(1-EXP(-[.M$11]/[.$C27]))^[.M$11]" table:style-name="ce6">
            <text:p>0.0000%</text:p>
          </table:table-cell>
          <table:table-cell office:value-type="percentage" office:value="6.2382937351560021E-10" table:formula="of:=(1-EXP(-[.N$11]/[.$C27]))^[.N$11]" table:style-name="ce6">
            <text:p>0.0000%</text:p>
          </table:table-cell>
          <table:table-cell office:value-type="percentage" office:value="2.7366686340831295E-10" table:formula="of:=(1-EXP(-[.O$11]/[.$C27]))^[.O$11]" table:style-name="ce6">
            <text:p>0.0000%</text:p>
          </table:table-cell>
          <table:table-cell office:value-type="percentage" office:value="1.2775480649150024E-10" table:formula="of:=(1-EXP(-[.P$11]/[.$C27]))^[.P$11]" table:style-name="ce6">
            <text:p>0.0000%</text:p>
          </table:table-cell>
          <table:table-cell office:value-type="percentage" office:value="6.3119638862503857E-11" table:formula="of:=(1-EXP(-[.Q$11]/[.$C27]))^[.Q$11]" table:style-name="ce6">
            <text:p>0.0000%</text:p>
          </table:table-cell>
          <table:table-cell table:number-columns-repeated="16367"/>
        </table:table-row>
        <table:table-row table:style-name="ro2">
          <table:table-cell table:number-columns-repeated="16384"/>
        </table:table-row>
        <table:table-row table:style-name="ro1">
          <table:table-cell table:style-name="ce4"/>
          <table:table-cell table:number-columns-repeated="3" table:style-name="ce2"/>
          <table:table-cell office:value-type="string" table:style-name="ce2">
            <text:p>Example</text:p>
          </table:table-cell>
          <table:table-cell table:number-columns-repeated="12" table:style-name="ce2"/>
          <table:table-cell table:number-columns-repeated="16367" table:style-name="ce4"/>
        </table:table-row>
        <table:table-row table:style-name="ro1">
          <table:table-cell table:style-name="ce4"/>
          <table:table-cell table:number-columns-repeated="4" table:style-name="ce2"/>
          <table:table-cell office:value-type="string" table:style-name="ce5">
            <text:p>Probability of False Positive = .01%</text:p>
          </table:table-cell>
          <table:table-cell table:number-columns-repeated="2" table:style-name="ce5"/>
          <table:table-cell table:number-columns-repeated="9" table:style-name="ce2"/>
          <table:table-cell table:number-columns-repeated="16367" table:style-name="ce4"/>
        </table:table-row>
        <table:table-row table:style-name="ro1">
          <table:table-cell table:style-name="ce4"/>
          <table:table-cell table:number-columns-repeated="4" table:style-name="ce2"/>
          <table:table-cell office:value-type="string" table:style-name="ce5">
            <text:p>List = 100,000 Elements</text:p>
          </table:table-cell>
          <table:table-cell table:number-columns-repeated="2" table:style-name="ce5"/>
          <table:table-cell table:number-columns-repeated="9" table:style-name="ce2"/>
          <table:table-cell table:number-columns-repeated="16367" table:style-name="ce4"/>
        </table:table-row>
        <table:table-row table:style-name="ro1">
          <table:table-cell table:style-name="ce4"/>
          <table:table-cell table:number-columns-repeated="4" table:style-name="ce2"/>
          <table:table-cell office:value-type="string" table:style-name="ce5">
            <text:p>Optimal number Of Hashes to Minimize Storage</text:p>
          </table:table-cell>
          <table:table-cell table:number-columns-repeated="11" table:style-name="ce2"/>
          <table:table-cell table:number-columns-repeated="16367" table:style-name="ce4"/>
        </table:table-row>
        <table:table-row table:style-name="ro1">
          <table:table-cell table:style-name="ce4"/>
          <table:table-cell table:number-columns-repeated="4" table:style-name="ce2"/>
          <table:table-cell office:value-type="string" table:style-name="ce5">
            <text:p>4Bytes/Element → 400Kb with 5 Hashes</text:p>
          </table:table-cell>
          <table:table-cell table:number-columns-repeated="11" table:style-name="ce2"/>
          <table:table-cell table:number-columns-repeated="16367" table:style-name="ce4"/>
        </table:table-row>
        <table:table-row table:number-rows-repeated="104854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number:percentage-style style:name="N36">
      <number:number number:decimal-places="4" number:min-decimal-places="4" number:min-integer-digits="1"/>
      <number:text>%</number:text>
    </number:percentage-style>
    <number:currency-style style:name="N37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7P0"/>
    </number:currency-style>
    <number:percentage-style style:name="N38">
      <number:number number:decimal-places="3" number:min-decimal-places="3" number:min-integer-digits="1"/>
      <number:text>%</number:text>
    </number:percentage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029</meta:generator>
    <meta:initial-creator>Dr. Mark E. Lehr</meta:initial-creator>
    <dc:creator>Fernandez, Danielle</dc:creator>
    <meta:creation-date>2020-04-08T11:27:41Z</meta:creation-date>
    <dc:date>2023-12-05T04:14:19Z</dc:date>
    <meta:editing-cycles>5</meta:editing-cycles>
    <meta:editing-duration>PT2229S</meta:editing-duration>
  </office:meta>
</office:document-meta>
</file>